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NGULAR COUSR SYLLABUS</text:span></text:p>
      <text:p text:style-name="P2"><text:span text:style-name="T2"/></text:p>
      <text:p text:style-name="P2"><text:span text:style-name="T2">1) What is Angular?</text:span></text:p>
      <text:p text:style-name="P2"><text:span text:style-name="T2">2) Differences between AngularJS and Angular</text:span></text:p>
      <text:p text:style-name="P2"><text:span text:style-name="T2">3) Angular Features </text:span></text:p>
      <text:p text:style-name="P2"><text:span text:style-name="T2">4) What’s new in Angular 8</text:span></text:p>
      <text:p text:style-name="P2"><text:span text:style-name="T2">5) Building Blocks of Angular</text:span></text:p>
      <text:p text:style-name="P2"><text:span text:style-name="T2">6) Modules</text:span></text:p>
      <text:p text:style-name="P2"><text:span text:style-name="T2">7) Components</text:span></text:p>
      <text:p text:style-name="P2"><text:span text:style-name="T2">8) Templates</text:span></text:p>
      <text:p text:style-name="P2"><text:span text:style-name="T2">9) Metadata</text:span></text:p>
      <text:p text:style-name="P2"><text:span text:style-name="T2">10) Data Binding</text:span></text:p>
      <text:p text:style-name="P2"><text:span text:style-name="T2">11) Directives</text:span></text:p>
      <text:p text:style-name="P2"><text:span text:style-name="T2">12) Services</text:span></text:p>
      <text:p text:style-name="P2"><text:span text:style-name="T2">13) Dependency Injectio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